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1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5728in"/>
    </style:style>
    <style:style style:name="co6" style:family="table-column">
      <style:table-column-properties fo:break-before="auto" style:column-width="1.463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 Condensed" style:font-name-complex="Free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>
            <text:p>Leistung</text:p>
          </table:table-cell>
          <table:table-cell office:value-type="string">
            <text:p>Zeit</text:p>
          </table:table-cell>
          <table:table-cell office:value-type="string">
            <text:p>Energie</text:p>
          </table:table-cell>
          <table:table-cell office:value-type="string">
            <text:p>Zahl der Voxel</text:p>
          </table:table-cell>
          <table:table-cell office:value-type="string">
            <text:p>Ausdehnung z</text:p>
          </table:table-cell>
          <table:table-cell office:value-type="string">
            <text:p>Ausdehnung lateral</text:p>
          </table:table-cell>
          <table:table-cell office:value-type="string">
            <text:p>Volumen</text:p>
          </table:table-cell>
        </table:table-row>
        <table:table-row table:style-name="ro1">
          <table:table-cell office:value-type="string">
            <text:p>in mW</text:p>
          </table:table-cell>
          <table:table-cell office:value-type="string">
            <text:p>in ms</text:p>
          </table:table-cell>
          <table:table-cell office:value-type="string">
            <text:p>in $\upmu$J</text:p>
          </table:table-cell>
          <table:table-cell/>
          <table:table-cell office:value-type="string">
            <text:p>in $\upmu$m</text:p>
          </table:table-cell>
          <table:table-cell table:style-name="ce1" office:value-type="string">
            <text:p>in $\upmu$m</text:p>
          </table:table-cell>
          <table:table-cell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0">
            <text:p>10</text:p>
          </table:table-cell>
          <table:table-cell table:formula="of:=PRODUCT([.A3];[.B3])" office:value-type="float" office:value="17.5">
            <text:p>17.5</text:p>
          </table:table-cell>
          <table:table-cell office:value-type="float" office:value="8">
            <text:p>8</text:p>
          </table:table-cell>
          <table:table-cell table:formula="of:=[.D3]*0.1" office:value-type="float" office:value="0.8">
            <text:p>0.8</text:p>
          </table:table-cell>
          <table:table-cell office:value-type="float" office:value="0.636">
            <text:p>0.636</text:p>
          </table:table-cell>
          <table:table-cell table:formula="of:=4/3*3.1415*[.F3]^2/4*[.E3]/2" office:value-type="float" office:value="0.1694298912">
            <text:p>0.1694298912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20">
            <text:p>20</text:p>
          </table:table-cell>
          <table:table-cell table:formula="of:=PRODUCT([.A4];[.B4])" office:value-type="float" office:value="35">
            <text:p>35</text:p>
          </table:table-cell>
          <table:table-cell office:value-type="float" office:value="14">
            <text:p>14</text:p>
          </table:table-cell>
          <table:table-cell table:formula="of:=[.D4]*0.1" office:value-type="float" office:value="1.4">
            <text:p>1.4</text:p>
          </table:table-cell>
          <table:table-cell office:value-type="float" office:value="1.03">
            <text:p>1.03</text:p>
          </table:table-cell>
          <table:table-cell table:formula="of:=4/3*3.1415*[.F4]^2/4*[.E4]/2" office:value-type="float" office:value="0.777657381666667">
            <text:p>0.7776573817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30">
            <text:p>30</text:p>
          </table:table-cell>
          <table:table-cell table:formula="of:=PRODUCT([.A5];[.B5])" office:value-type="float" office:value="52.5">
            <text:p>52.5</text:p>
          </table:table-cell>
          <table:table-cell office:value-type="float" office:value="15">
            <text:p>15</text:p>
          </table:table-cell>
          <table:table-cell table:formula="of:=[.D5]*0.1" office:value-type="float" office:value="1.5">
            <text:p>1.5</text:p>
          </table:table-cell>
          <table:table-cell office:value-type="float" office:value="1.14">
            <text:p>1.14</text:p>
          </table:table-cell>
          <table:table-cell table:formula="of:=4/3*3.1415*[.F5]^2/4*[.E5]/2" office:value-type="float" office:value="1.02067335">
            <text:p>1.0206733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table:formula="of:=PRODUCT([.A6];[.B6]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D6]*0.1" office:value-type="float" office:value="0.3">
            <text:p>0.3</text:p>
          </table:table-cell>
          <table:table-cell office:value-type="float" office:value="0.557">
            <text:p>0.557</text:p>
          </table:table-cell>
          <table:table-cell table:formula="of:=4/3*3.1415*[.F6]^2/4*[.E6]/2" office:value-type="float" office:value="0.048732361675">
            <text:p>0.048732361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0">
            <text:p>20</text:p>
          </table:table-cell>
          <table:table-cell table:formula="of:=PRODUCT([.A7];[.B7])"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[.D7]*0.1" office:value-type="float" office:value="1.3">
            <text:p>1.3</text:p>
          </table:table-cell>
          <table:table-cell office:value-type="float" office:value="0.931">
            <text:p>0.931</text:p>
          </table:table-cell>
          <table:table-cell table:formula="of:=4/3*3.1415*[.F7]^2/4*[.E7]/2" office:value-type="float" office:value="0.589968097658333">
            <text:p>0.589968097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0">
            <text:p>30</text:p>
          </table:table-cell>
          <table:table-cell table:formula="of:=PRODUCT([.A8];[.B8])" office:value-type="float" office:value="45">
            <text:p>45</text:p>
          </table:table-cell>
          <table:table-cell office:value-type="float" office:value="15">
            <text:p>15</text:p>
          </table:table-cell>
          <table:table-cell table:formula="of:=[.D8]*0.1" office:value-type="float" office:value="1.5">
            <text:p>1.5</text:p>
          </table:table-cell>
          <table:table-cell office:value-type="float" office:value="1.1">
            <text:p>1.1</text:p>
          </table:table-cell>
          <table:table-cell table:formula="of:=4/3*3.1415*[.F8]^2/4*[.E8]/2" office:value-type="float" office:value="0.95030375">
            <text:p>0.95030375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PRODUCT([.A9];[.B9])" office:value-type="float" office:value="12.5">
            <text:p>12.5</text:p>
          </table:table-cell>
          <table:table-cell office:value-type="float" office:value="0">
            <text:p>0</text:p>
          </table:table-cell>
          <table:table-cell table:formula="of:=[.D9]*0.1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4/3*3.1415*[.F9]^2/4*[.E9]/2" office:value-type="float" office:value="0">
            <text:p>0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20">
            <text:p>20</text:p>
          </table:table-cell>
          <table:table-cell table:formula="of:=PRODUCT([.A10];[.B10])" office:value-type="float" office:value="25">
            <text:p>25</text:p>
          </table:table-cell>
          <table:table-cell office:value-type="float" office:value="9">
            <text:p>9</text:p>
          </table:table-cell>
          <table:table-cell table:formula="of:=[.D10]*0.1" office:value-type="float" office:value="0.9">
            <text:p>0.9</text:p>
          </table:table-cell>
          <table:table-cell office:value-type="float" office:value="0.741">
            <text:p>0.741</text:p>
          </table:table-cell>
          <table:table-cell table:formula="of:=4/3*3.1415*[.F10]^2/4*[.E10]/2" office:value-type="float" office:value="0.258740694225">
            <text:p>0.2587406942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30">
            <text:p>30</text:p>
          </table:table-cell>
          <table:table-cell table:formula="of:=PRODUCT([.A11];[.B11])" office:value-type="float" office:value="37.5">
            <text:p>37.5</text:p>
          </table:table-cell>
          <table:table-cell office:value-type="float" office:value="11">
            <text:p>11</text:p>
          </table:table-cell>
          <table:table-cell table:formula="of:=[.D11]*0.1" office:value-type="float" office:value="1.1">
            <text:p>1.1</text:p>
          </table:table-cell>
          <table:table-cell office:value-type="float" office:value="0.892">
            <text:p>0.892</text:p>
          </table:table-cell>
          <table:table-cell table:formula="of:=4/3*3.1415*[.F11]^2/4*[.E11]/2" office:value-type="float" office:value="0.458256050266667">
            <text:p>0.45825605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PRODUCT([.A12];[.B12])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D12]*0.1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4/3*3.1415*[.F12]^2/4*[.E12]/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PRODUCT([.A13];[.B13])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3]*0.1" office:value-type="float" office:value="0.4">
            <text:p>0.4</text:p>
          </table:table-cell>
          <table:table-cell office:value-type="float" office:value="0.521">
            <text:p>0.521</text:p>
          </table:table-cell>
          <table:table-cell table:formula="of:=4/3*3.1415*[.F13]^2/4*[.E13]/2" office:value-type="float" office:value="0.0568487934333333">
            <text:p>0.05684879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PRODUCT([.A14];[.B14])"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[.D14]*0.1" office:value-type="float" office:value="0.9">
            <text:p>0.9</text:p>
          </table:table-cell>
          <table:table-cell office:value-type="float" office:value="0.69">
            <text:p>0.69</text:p>
          </table:table-cell>
          <table:table-cell table:formula="of:=4/3*3.1415*[.F14]^2/4*[.E14]/2" office:value-type="float" office:value="0.2243502225">
            <text:p>0.224350222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9">01/29/2011</text:date>, <text:time>14:2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9T14:21:25</meta:creation-date>
    <meta:editing-duration>P0D</meta:editing-duration>
    <meta:editing-cycles>1</meta:editing-cycles>
    <meta:generator>OpenOffice.org/3.3$Linux OpenOffice.org_project/330m20$Build-9567</meta:generator>
    <meta:document-statistic meta:table-count="3" meta:cell-count="96" meta:object-count="0"/>
  </office:meta>
</office:document-meta>
</file>